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58in" fo:margin-left="-0.0486in" fo:margin-top="0in" fo:margin-bottom="0in" table:align="left" style:writing-mode="lr-tb"/>
    </style:style>
    <style:style style:name="Table1.A" style:family="table-column">
      <style:table-column-properties style:column-width="0.4722in"/>
    </style:style>
    <style:style style:name="Table1.B" style:family="table-column">
      <style:table-column-properties style:column-width="5.4333in"/>
    </style:style>
    <style:style style:name="Table1.C" style:family="table-column">
      <style:table-column-properties style:column-width="0.59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1.3" style:family="table-row">
      <style:table-row-properties style:min-row-height="0.1646in" fo:keep-together="auto"/>
    </style:style>
    <style:style style:name="Table2" style:family="table">
      <style:table-properties style:width="6.5701in" fo:margin-left="-0.0785in" fo:margin-top="0in" fo:margin-bottom="0in" table:align="left" style:writing-mode="lr-tb"/>
    </style:style>
    <style:style style:name="Table2.A" style:family="table-column">
      <style:table-column-properties style:column-width="6.5701in"/>
    </style:style>
    <style:style style:name="Table2.1" style:family="table-row">
      <style:table-row-properties style:min-row-height="0.1674in" fo:keep-together="auto"/>
    </style:style>
    <style:style style:name="Table2.A1" style:family="table-cell">
      <style:table-cell-properties fo:background-color="#e7e6e6" fo:padding-left="0.075in" fo:padding-right="0.075in" fo:padding-top="0in" fo:padding-bottom="0in" fo:border="0.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="0.5pt solid #000001"/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d9e2f3" fo:padding-left="0.075in" fo:padding-right="0.075in" fo:padding-top="0in" fo:padding-bottom="0in" fo:border="0.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style:min-row-height="3.525in" fo:keep-together="auto"/>
    </style:style>
    <style:style style:name="Table2.A5" style:family="table-cell">
      <style:table-cell-properties fo:padding-left="0.075in" fo:padding-right="0.075in" fo:padding-top="0in" fo:padding-bottom="0in" fo:border="0.5pt solid #000001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A8" style:family="table-cell">
      <style:table-cell-properties fo:padding-left="0.075in" fo:padding-right="0.075in" fo:padding-top="0in" fo:padding-bottom="0in" fo:border="0.5pt solid #000001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A11" style:family="table-cell">
      <style:table-cell-properties fo:padding-left="0.075in" fo:padding-right="0.075in" fo:padding-top="0in" fo:padding-bottom="0in" fo:border="0.5pt solid #000001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A14" style:family="table-cell">
      <style:table-cell-properties fo:padding-left="0.075in" fo:padding-right="0.075in" fo:padding-top="0in" fo:padding-bottom="0in" fo:border="0.5pt solid #000001"/>
    </style:style>
    <style:style style:name="Table2.15" style:family="table-row">
      <style:table-row-properties fo:keep-together="auto"/>
    </style:style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Standard1">
      <style:text-properties fo:font-weight="bold" style:font-weight-asian="bold"/>
    </style:style>
    <style:style style:name="P3" style:family="paragraph" style:parent-style-name="Standard1">
      <style:paragraph-properties style:snap-to-layout-grid="false"/>
    </style:style>
    <style:style style:name="P4" style:family="paragraph" style:parent-style-name="Standard1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5" style:family="paragraph" style:parent-style-name="Standard1">
      <style:text-properties fo:font-size="8pt" style:font-size-asian="8pt" style:font-size-complex="8pt"/>
    </style:style>
    <style:style style:name="P6" style:family="paragraph" style:parent-style-name="Standard1">
      <style:paragraph-properties fo:padding-left="0in" fo:padding-right="0in" fo:padding-top="0in" fo:padding-bottom="0.0138in" fo:border-left="none" fo:border-right="none" fo:border-top="none" fo:border-bottom="0.51pt solid #000001"/>
    </style:style>
    <style:style style:name="P7" style:family="paragraph" style:parent-style-name="Standard1">
      <style:paragraph-properties fo:margin-left="0.1972in" fo:margin-right="0in" fo:text-indent="0in" style:auto-text-indent="false"/>
      <style:text-properties fo:font-size="8pt" fo:font-weight="bold" style:font-size-asian="8pt" style:font-weight-asian="bold" style:font-size-complex="8pt"/>
    </style:style>
    <style:style style:name="P8" style:family="paragraph" style:parent-style-name="Standard1">
      <style:paragraph-properties fo:margin-left="0.1972in" fo:margin-right="0in" fo:text-indent="0in" style:auto-text-indent="false"/>
      <style:text-properties fo:font-size="8pt" style:font-size-asian="8pt" style:font-size-complex="8pt"/>
    </style:style>
    <style:style style:name="P9" style:family="paragraph" style:parent-style-name="Heading_20_2" style:master-page-name="Standard">
      <style:paragraph-properties fo:margin-top="0.0835in" fo:margin-bottom="0in" loext:contextual-spacing="false" style:page-number="5"/>
    </style:style>
    <style:style style:name="P10" style:family="paragraph" style:parent-style-name="Heading_20_2">
      <style:paragraph-properties fo:margin-top="0.0835in" fo:margin-bottom="0in" loext:contextual-spacing="false"/>
      <style:text-properties fo:font-weight="bold" style:font-weight-asian="bold"/>
    </style:style>
    <style:style style:name="P11" style:family="paragraph" style:parent-style-name="Standard1">
      <style:text-properties fo:font-weight="bold" style:font-weight-asian="bold"/>
    </style:style>
    <style:style style:name="P12" style:family="paragraph" style:parent-style-name="Standard1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1">
      <loext:graphic-properties draw:fill="solid" draw:fill-color="#d9e2f3"/>
      <style:paragraph-properties fo:background-color="#d9e2f3" style:snap-to-layout-gri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1">
      <style:paragraph-properties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1" style:list-style-name="WWNum5">
      <style:paragraph-properties fo:margin-left="0.1972in" fo:margin-right="0in" fo:text-indent="-0.1972in" style:auto-text-indent="false"/>
      <style:text-properties fo:font-size="8pt" style:font-size-asian="8pt" style:font-size-complex="8pt"/>
    </style:style>
    <style:style style:name="P16" style:family="paragraph" style:parent-style-name="Standard1" style:list-style-name="WWNum3">
      <style:paragraph-properties fo:margin-left="0.1972in" fo:margin-right="0in" fo:text-indent="-0.1972in" style:auto-text-indent="false"/>
      <style:text-properties fo:font-size="8pt" style:font-size-asian="8pt" style:font-size-complex="8pt"/>
    </style:style>
    <style:style style:name="P17" style:family="paragraph" style:parent-style-name="Standard1" style:list-style-name="WWNum6">
      <style:paragraph-properties fo:margin-left="0.1972in" fo:margin-right="0in" fo:text-indent="-0.1972in" style:auto-text-indent="false"/>
      <style:text-properties fo:font-size="8pt" style:font-size-asian="8pt" style:font-size-complex="8pt"/>
    </style:style>
    <style:style style:name="P18" style:family="paragraph" style:parent-style-name="Standard1" style:list-style-name="WWNum9">
      <style:paragraph-properties fo:margin-left="0.1972in" fo:margin-right="0in" fo:text-indent="-0.1972in" style:auto-text-indent="false"/>
      <style:text-properties fo:font-size="8pt" style:font-size-asian="8pt" style:font-size-complex="8pt"/>
    </style:style>
    <style:style style:name="P19" style:family="paragraph" style:parent-style-name="Standard1" style:list-style-name="WWNum10">
      <style:paragraph-properties fo:margin-left="0.1972in" fo:margin-right="0in" fo:text-indent="-0.1972in" style:auto-text-indent="false"/>
      <style:text-properties fo:font-size="8pt" style:font-size-asian="8pt" style:font-size-complex="8pt"/>
    </style:style>
    <style:style style:name="P20" style:family="paragraph" style:parent-style-name="Standard1" style:list-style-name="WWNum10">
      <style:paragraph-properties fo:margin-left="0.1972in" fo:margin-right="0in" fo:text-indent="-0.1972in" style:auto-text-indent="false"/>
      <style:text-properties fo:font-size="8pt" officeooo:rsid="000a774a" officeooo:paragraph-rsid="000a774a" style:font-size-asian="8pt" style:font-size-complex="8pt"/>
    </style:style>
    <style:style style:name="P21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bold" style:font-size-asian="8pt" style:font-weight-asian="bold" style:font-size-complex="8pt"/>
    </style:style>
    <style:style style:name="P22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bold" officeooo:rsid="0015643b" officeooo:paragraph-rsid="0015643b" style:font-size-asian="8pt" style:font-weight-asian="bold" style:font-size-complex="8pt"/>
    </style:style>
    <style:style style:name="P23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normal" officeooo:rsid="000b8837" officeooo:paragraph-rsid="000b8837" style:font-size-asian="8pt" style:font-weight-asian="normal" style:font-size-complex="8pt" style:font-weight-complex="normal"/>
    </style:style>
    <style:style style:name="P24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normal" officeooo:paragraph-rsid="000b8837" style:font-size-asian="8pt" style:font-weight-asian="normal" style:font-size-complex="8pt" style:font-weight-complex="normal"/>
    </style:style>
    <style:style style:name="P25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normal" officeooo:rsid="000d2207" officeooo:paragraph-rsid="000d2207" style:font-size-asian="8pt" style:font-weight-asian="normal" style:font-size-complex="8pt" style:font-weight-complex="normal"/>
    </style:style>
    <style:style style:name="P26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normal" officeooo:rsid="000df961" officeooo:paragraph-rsid="000df961" style:font-size-asian="8pt" style:font-weight-asian="normal" style:font-size-complex="8pt" style:font-weight-complex="normal"/>
    </style:style>
    <style:style style:name="P27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normal" officeooo:rsid="000ef775" officeooo:paragraph-rsid="000ef775" style:font-size-asian="8pt" style:font-weight-asian="normal" style:font-size-complex="8pt" style:font-weight-complex="normal"/>
    </style:style>
    <style:style style:name="P28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normal" officeooo:rsid="000f9427" officeooo:paragraph-rsid="000f9427" style:font-size-asian="8pt" style:font-weight-asian="normal" style:font-size-complex="8pt" style:font-weight-complex="normal"/>
    </style:style>
    <style:style style:name="P29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normal" officeooo:rsid="001147ec" officeooo:paragraph-rsid="001147ec" style:font-size-asian="8pt" style:font-weight-asian="normal" style:font-size-complex="8pt" style:font-weight-complex="normal"/>
    </style:style>
    <style:style style:name="P30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normal" officeooo:rsid="0019153b" officeooo:paragraph-rsid="0019153b" style:font-size-asian="8pt" style:font-weight-asian="normal" style:font-size-complex="8pt" style:font-weight-complex="normal"/>
    </style:style>
    <style:style style:name="P31" style:family="paragraph" style:parent-style-name="Standard1" style:list-style-name="WWNum9">
      <style:paragraph-properties fo:margin-left="0.1972in" fo:margin-right="0in" fo:text-indent="-0.1972in" style:auto-text-indent="false"/>
    </style:style>
    <style:style style:name="P32" style:family="paragraph" style:parent-style-name="Standard1">
      <style:paragraph-properties fo:margin-left="0.1972in" fo:margin-right="0in" fo:text-indent="0in" style:auto-text-indent="false"/>
      <style:text-properties fo:font-size="8pt" fo:font-weight="bold" style:font-size-asian="8pt" style:font-weight-asian="bold" style:font-size-complex="8pt"/>
    </style:style>
    <style:style style:name="P33" style:family="paragraph" style:parent-style-name="Standard1">
      <style:paragraph-properties fo:margin-left="0in" fo:margin-right="0in" fo:text-indent="0in" style:auto-text-indent="false"/>
      <style:text-properties fo:font-size="8pt" fo:font-weight="bold" officeooo:paragraph-rsid="000a774a" style:font-size-asian="8pt" style:font-weight-asian="bold" style:font-size-complex="8pt"/>
    </style:style>
    <style:style style:name="P34" style:family="paragraph" style:parent-style-name="Standard1">
      <style:paragraph-properties fo:margin-left="0in" fo:margin-right="0in" fo:text-indent="0in" style:auto-text-indent="false" style:snap-to-layout-grid="false"/>
      <style:text-properties fo:font-size="8pt" fo:font-weight="normal" officeooo:rsid="000df961" officeooo:paragraph-rsid="000df961" style:font-size-asian="8pt" style:font-weight-asian="normal" style:font-size-complex="8pt" style:font-weight-complex="normal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a774a" style:font-weight-asian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0b8837"/>
    </style:style>
    <style:style style:name="T8" style:family="text">
      <style:text-properties officeooo:rsid="0015643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915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span text:style-name="T1">Sitzungsprotokoll TaggY</text:span><text:bookmark text:name="_GoBack"/><text:span text:style-name="T2"> </text:span><text:span text:style-name="T3">vom 26.02.18</text:span></text:h>
      <text:h text:style-name="P10" text:outline-level="2"><text:tab/></text:h>
      <text:p text:style-name="Standard1"/>
      <text:p text:style-name="Standard1"/>
      <text:p text:style-name="Standard1"><text:span text:style-name="T4">Protokollführer: Kevin Streiter (KS)</text:span><text:tab/> <text:s/><text:span text:style-name="T4">Vorsitz: Joel Zimmerli (JZ)<text:tab/> <text:s text:c="3"/>Support: Cesar Porcher (CP)</text:span></text:p>
      <text:p text:style-name="P6"/>
      <text:p text:style-name="Standard1"/>
      <text:p text:style-name="P2">Traktanden:</text:p>
      <text:p text:style-name="P2"><text:bookmark text:name="TraktStart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1">1.</text:p>
          </table:table-cell>
          <table:table-cell table:style-name="Table1.A1" office:value-type="string">
            <text:p text:style-name="Standard1">Protokoll der letzten Sitzung (ab 5.3.18)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1">2.</text:p>
          </table:table-cell>
          <table:table-cell table:style-name="Table1.A1" office:value-type="string">
            <text:p text:style-name="Standard1">Projektfortschritt 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Standard1">3.</text:p>
          </table:table-cell>
          <table:table-cell table:style-name="Table1.A1" office:value-type="string">
            <text:p text:style-name="Standard1">Offene Fragen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Standard1">4.</text:p>
          </table:table-cell>
          <table:table-cell table:style-name="Table1.A1" office:value-type="string">
            <text:p text:style-name="Standard1">Nächste Schritte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1">5.</text:p>
          </table:table-cell>
          <table:table-cell table:style-name="Table1.A1" office:value-type="string">
            <text:p text:style-name="Standard1">Ausblick, Projektplan aktualisieren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1"><text:bookmark text:name="Traktanden"/></text:p>
      <text:p text:style-name="Standard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1. Protokoll der letzten Sitzung</text:p>
          </table:table-cell>
        </table:table-row>
        <table:table-row table:style-name="Table2.2">
          <table:table-cell table:style-name="Table2.A2" office:value-type="string">
            <text:list xml:id="list1222085186" text:style-name="WWNum5">
              <text:list-item>
                <text:p text:style-name="P15">Ab 5.3.18 anwendbar</text:p>
              </text:list-item>
            </text:list>
            <text:p text:style-name="Standard1"/>
          </table:table-cell>
        </table:table-row>
        <table:table-row table:style-name="Table2.3">
          <table:table-cell table:style-name="Table2.A3" office:value-type="string">
            <text:p text:style-name="P4">Protokoll:</text:p>
            <text:list xml:id="list635856376" text:style-name="WWNum11">
              <text:list-item>
                <text:p text:style-name="P21"/>
              </text:list-item>
            </text:list>
            <text:p text:style-name="Standard1"/>
          </table:table-cell>
        </table:table-row>
        <table:table-row table:style-name="Table2.4">
          <table:table-cell table:style-name="Table2.A1" office:value-type="string">
            <text:p text:style-name="P2">2. Projektfortschritt</text:p>
          </table:table-cell>
        </table:table-row>
        <table:table-row table:style-name="Table2.5">
          <table:table-cell table:style-name="Table2.A5" office:value-type="string">
            <text:p text:style-name="P7">Anforderungsspezifikation</text:p>
            <text:list xml:id="list2224644926" text:style-name="WWNum3">
              <text:list-item>
                <text:p text:style-name="P16">Beginn der Analyse der vorliegenden Anforderungen</text:p>
              </text:list-item>
              <text:list-item>
                <text:p text:style-name="P16">Erstellung des Dokuments für die Anforderungsspezifikation (Verfassen der <text:s/>Einleitung [Purpose, Scope] und allgemeinen Beschreibung)</text:p>
              </text:list-item>
              <text:list-item>
                <text:p text:style-name="P16">Erstellung Diagramm der Systemarchitektur sowie Use-Case Diagramm</text:p>
              </text:list-item>
              <text:list-item>
                <text:p text:style-name="P16">Definition der Use-Cases und Ableitung in funktionelle Anforderungen</text:p>
              </text:list-item>
            </text:list>
            <text:p text:style-name="P5"/>
            <text:p text:style-name="P7">Projektplan</text:p>
            <text:list xml:id="list145906266274844" text:continue-numbering="true" text:style-name="WWNum3">
              <text:list-item>
                <text:p text:style-name="P16">Projektplan erstellt</text:p>
              </text:list-item>
            </text:list>
            <text:p text:style-name="P5"/>
            <text:p text:style-name="P7">Gitlab</text:p>
            <text:list xml:id="list3494038384" text:style-name="WWNum6">
              <text:list-item>
                <text:p text:style-name="P17">Einrichtung von Gitlab (Kunde, CIO und Coach als Guest am 25.2.18 hinzugefügt)</text:p>
              </text:list-item>
            </text:list>
            <text:p text:style-name="P7"/>
            <text:p text:style-name="P7">Hardware</text:p>
            <text:list xml:id="list145907214112912" text:continue-numbering="true" text:style-name="WWNum6">
              <text:list-item>
                <text:p text:style-name="P17">Kontrolle Verfügbarkeit, Funktionalität Hardware (E-Mail an CIO [markus.degen@fhnw.ch] von CP)</text:p>
              </text:list-item>
              <text:list-item>
                <text:p text:style-name="P17">OS Linux Installation erfolgreich</text:p>
              </text:list-item>
            </text:list>
            <text:p text:style-name="P5"/>
            <text:p text:style-name="P7">Software</text:p>
            <text:list xml:id="list861999919" text:style-name="WWNum9">
              <text:list-item>
                <text:p text:style-name="P18">Erste Überlegung der zu verwendenden Software (Applikationsserver/PACS-Server)</text:p>
              </text:list-item>
              <text:list-item>
                <text:p text:style-name="P31"><text:span text:style-name="T6">Nachschlagen des WADO-URI Protokolls 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4">Protokoll:</text:p>
            <text:list xml:id="list145906108772834" text:continue-list="list635856376" text:style-name="WWNum11">
              <text:list-item>
                <text:p text:style-name="P23">Anforderungsspezifikation vorgestellt</text:p>
              </text:list-item>
              <text:list-item>
                <text:p text:style-name="P23">Produktfunktionen → keine Architektur</text:p>
              </text:list-item>
              <text:list-item>
                <text:p text:style-name="P24"><text:span text:style-name="T7">In System-Architektur: VPN integrieren, PAC fehlt ein „S“, Produktneutral, nicht zu spezifisch</text:span></text:p>
              </text:list-item>
              <text:list-item>
                <text:p text:style-name="P23">Am besten eine temporäre Architektur <text:span text:style-name="T8">erstellen</text:span></text:p>
              </text:list-item>
              <text:list-item>
                <text:p text:style-name="P25">Unter Abschnitt 3.2 Ergänzung Benutzer: Kein Login/Unterbrechung Personal</text:p>
              </text:list-item>
              <text:list-item>
                <text:p text:style-name="P26">Use-Case: UC7 nicht nötig, Tagsuche fehlt, „Tag Hinzufügen“ und „Tag Entfernen“ zu „Editieren „zusammenfassen</text:p>
              </text:list-item>
              <text:list-item>
                <text:p text:style-name="P26">Tags „mergen“ Bsp. Englisch vs. Deutsch</text:p>
              </text:list-item>
              <text:list-item>
                <text:p text:style-name="P26">Description soll nicht <text:span text:style-name="T8">modifiziert</text:span> werden → Aber: Zusätzlich Bildkommentar möglich, der editierbar ist.</text:p>
              </text:list-item>
              <text:list-item>
                <text:p text:style-name="P26">Domänenmodell erstellen</text:p>
              </text:list-item>
              <text:list-item>
                <text:p text:style-name="P27">3.5 Text eher zu Restriktionen → Annahmen sind eher Abhängigkeiten mit nicht beeinflussbaren Faktoren</text:p>
              </text:list-item>
            </text:list>
            <text:p text:style-name="P34"/>
          </table:table-cell>
        </table:table-row>
        <table:table-row table:style-name="Table2.7">
          <table:table-cell table:style-name="Table2.A1" office:value-type="string">
            <text:p text:style-name="P2">3. Offene Fragen</text:p>
          </table:table-cell>
        </table:table-row>
        <table:table-row table:style-name="Table2.8">
          <table:table-cell table:style-name="Table2.A8" office:value-type="string">
            <text:p text:style-name="P7">Anforderungsspezifikation</text:p>
            <text:list xml:id="list3968867618" text:style-name="WWNum10">
              <text:list-item>
                <text:p text:style-name="P19">Bestehen Wünsche betreffen den nicht-funktionellen Anforderungen? (Bsp. Layout)</text:p>
              </text:list-item>
              <text:list-item>
                <text:p text:style-name="P20">Spezifizierung funktionelle Anforderungen</text:p>
              </text:list-item>
            </text:list>
            <text:p text:style-name="P5"/>
            <text:p text:style-name="P7">Gitlab</text:p>
            <text:list xml:id="list145906649519253" text:continue-list="list145907214112912" text:style-name="WWNum6">
              <text:list-item>
                <text:p text:style-name="P17">Haben Sie Einsicht in das Projekt auf Gitlab?</text:p>
              </text:list-item>
            </text:list>
            <text:p text:style-name="P5"><text:soft-page-break/></text:p>
            <text:p text:style-name="P7">Software</text:p>
            <text:list xml:id="list145907779858271" text:continue-numbering="true" text:style-name="WWNum6">
              <text:list-item>
                <text:p text:style-name="P17">Wird ein bestimmter Applikationsserver bevorzugt?</text:p>
              </text:list-item>
              <text:list-item>
                <text:p text:style-name="P17">Wird ein bestimmter PACS-Server bevorzugt?</text:p>
              </text:list-item>
            </text:list>
            <text:p text:style-name="Standard1"/>
          </table:table-cell>
        </table:table-row>
        <table:table-row table:style-name="Table2.9">
          <table:table-cell table:style-name="Table2.A3" office:value-type="string">
            <text:p text:style-name="P4">Protokoll:</text:p>
            <text:list xml:id="list145907801611112" text:continue-list="list145906108772834" text:style-name="WWNum11">
              <text:list-item>
                <text:p text:style-name="P25">Kein Login nötig</text:p>
              </text:list-item>
              <text:list-item>
                <text:p text:style-name="P28">PACS-Server: Orthanc</text:p>
              </text:list-item>
              <text:list-item>
                <text:p text:style-name="P29">Applikationsserver: <text:span text:style-name="T10">Tomcat</text:span></text:p>
              </text:list-item>
              <text:list-item>
                <text:p text:style-name="P29">Gitlab Tickets → To-Dos</text:p>
              </text:list-item>
              <text:list-item>
                <text:p text:style-name="P29">Sketch für Terminplaner und Prototyp</text:p>
              </text:list-item>
              <text:list-item>
                <text:p text:style-name="P29">Keine Verschlüsselung, ausser bei VPN</text:p>
              </text:list-item>
              <text:list-item>
                <text:p text:style-name="P29"><text:span text:style-name="T8">Vorschlag grober Terminplaner </text:span>1.Woche(SRS), 2.Woche(Sketch, Prototyp-UI, SRS version 2), Folgende Wochen: Iterationen (2 mal), bleibt eine Woche zur Überarbeitung</text:p>
              </text:list-item>
              <text:list-item>
                <text:p text:style-name="P30">Layout wird von uns noch </text:p>
              </text:list-item>
            </text:list>
          </table:table-cell>
        </table:table-row>
        <table:table-row table:style-name="Table2.10">
          <table:table-cell table:style-name="Table2.A1" office:value-type="string">
            <text:p text:style-name="P2">4. Nächste Schritte</text:p>
          </table:table-cell>
        </table:table-row>
        <table:table-row table:style-name="Table2.11">
          <table:table-cell table:style-name="Table2.A11" office:value-type="string">
            <text:p text:style-name="P7">Overall</text:p>
            <text:list xml:id="list145908057219461" text:continue-list="list3968867618" text:style-name="WWNum10">
              <text:list-item>
                <text:p text:style-name="P19">Konkretisierung der Anforderungen</text:p>
              </text:list-item>
              <text:list-item>
                <text:p text:style-name="P20">Anfertigung Interface Prototyp</text:p>
              </text:list-item>
              <text:list-item>
                <text:p text:style-name="P20">Festlegung der Technologien</text:p>
              </text:list-item>
              <text:list-item>
                <text:p text:style-name="P20">Serverinfrastruktur aufbauen </text:p>
              </text:list-item>
            </text:list>
            <text:p text:style-name="Standard1"/>
          </table:table-cell>
        </table:table-row>
        <table:table-row table:style-name="Table2.12">
          <table:table-cell table:style-name="Table2.A3" office:value-type="string">
            <text:p text:style-name="P13">Protokoll:</text:p>
            <text:list xml:id="list145907944834607" text:continue-list="list145907801611112" text:style-name="WWNum11">
              <text:list-item>
                <text:p text:style-name="P22"><text:span text:style-name="T9">Serverinfrastruktur noch sekundär</text:span></text:p>
              </text:list-item>
            </text:list>
            <text:p text:style-name="P4"/>
            <text:p text:style-name="P4"/>
          </table:table-cell>
        </table:table-row>
        <table:table-row table:style-name="Table2.13">
          <table:table-cell table:style-name="Table2.A1" office:value-type="string">
            <text:p text:style-name="Standard1"><text:span text:style-name="T4">5. Ausblick, evtl. Projektplan aktualisiere</text:span><text:span text:style-name="T5">n</text:span></text:p>
          </table:table-cell>
        </table:table-row>
        <table:table-row table:style-name="Table2.14">
          <table:table-cell table:style-name="Table2.A14" office:value-type="string">
            <text:p text:style-name="P33"/>
            <text:list xml:id="list145907420048140" text:continue-list="list145908057219461" text:style-name="WWNum10">
              <text:list-item>
                <text:p text:style-name="P20">Ab 5.3.18 anwendbar</text:p>
              </text:list-item>
            </text:list>
            <text:p text:style-name="Standard1"/>
            <text:p text:style-name="Standard1"/>
          </table:table-cell>
        </table:table-row>
        <table:table-row table:style-name="Table2.15">
          <table:table-cell table:style-name="Table2.A3" office:value-type="string">
            <text:p text:style-name="P4">Protokoll:</text:p>
            <text:list xml:id="list145906306185714" text:continue-list="list145907944834607" text:style-name="WWNum11">
              <text:list-item>
                <text:p text:style-name="P28">Projektplan: zu detailliert, früher mit Front Design, <text:span text:style-name="T8">Milestones</text:span></text:p>
              </text:list-item>
            </text:list>
            <text:p text:style-name="P4"/>
            <text:p text:style-name="P4"/>
          </table:table-cell>
        </table:table-row>
      </table:table>
      <text:p text:style-name="Standard1"/>
      <text:p text:style-name="P2">Ort: Muttenz<text:tab/><text:tab/>Datum: 26.02.18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1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fo:font-size="16pt" fo:font-weight="bold" style:font-name-asian="Arial1" style:font-family-asian="Arial" style:font-family-generic-asian="system" style:font-pitch-asian="variable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1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keep-with-next="always"/>
      <style:text-properties fo:font-size="20pt" style:font-size-asian="20pt"/>
    </style:style>
    <style:style style:name="Heading_20_2" style:display-name="Heading 2" style:family="paragraph" style:default-outline-level="2" style:list-style-name="" style:class="text">
      <style:paragraph-properties fo:keep-with-next="always"/>
      <style:text-properties fo:font-size="16pt" style:font-size-asian="16pt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fo:language="de" fo:country="DE" style:font-name-asian="Times New Roman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Text_20_body_20__28_user_29_" style:display-name="Text body (user)" style:family="paragraph" style:parent-style-name="Standard1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1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Register" style:family="paragraph" style:parent-style-name="Standard1" style:default-outline-level="">
      <style:paragraph-properties fo:margin-top="0.028in" fo:margin-bottom="0.028in" loext:contextual-spacing="false"/>
      <style:text-properties fo:font-weight="bold" style:font-weight-asian="bold"/>
    </style:style>
    <style:style style:name="Header" style:family="paragraph" style:parent-style-name="Standard1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hemaNr" style:family="paragraph" style:parent-style-name="Standard1" style:next-style-name="Standard1" style:default-outline-level="">
      <style:paragraph-properties fo:margin-top="0.028in" fo:margin-bottom="0.028in" loext:contextual-spacing="false" fo:text-align="end" style:justify-single-word="false"/>
    </style:style>
    <style:style style:name="Traktandum" style:family="paragraph" style:parent-style-name="Standard1" style:default-outline-level="">
      <style:paragraph-properties fo:margin-top="0.028in" fo:margin-bottom="0.028in" loext:contextual-spacing="false"/>
      <style:text-properties fo:font-weight="bold" style:font-weight-asian="bold"/>
    </style:style>
    <style:style style:name="Prottext" style:family="paragraph" style:parent-style-name="Standard1" style:default-outline-level="">
      <style:paragraph-properties fo:margin-left="0.472in" fo:margin-right="0.3937in" fo:text-align="justify" style:justify-single-word="false" fo:text-indent="0in" style:auto-text-indent="false"/>
    </style:style>
    <style:style style:name="GeschNrReg" style:family="paragraph" style:parent-style-name="ThemaNr" style:default-outline-level="">
      <style:paragraph-properties fo:margin-top="0.0555in" fo:margin-bottom="0.028in" loext:contextual-spacing="false"/>
    </style:style>
    <style:style style:name="Footer" style:family="paragraph" style:parent-style-name="Standard1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Titel" style:family="paragraph" style:parent-style-name="Standard1" style:default-outline-level="">
      <style:text-properties fo:font-size="12pt" fo:font-weight="bold" style:font-size-asian="12pt" style:font-weight-asian="bold"/>
    </style:style>
    <style:style style:name="FreiesTraktandum" style:family="paragraph" style:parent-style-name="Traktandum" style:default-outline-level=""/>
    <style:style style:name="RegNr" style:family="paragraph" style:parent-style-name="Register" style:default-outline-level="">
      <style:text-properties fo:color="#ffffff"/>
    </style:style>
    <style:style style:name="Neu" style:family="paragraph" style:parent-style-name="Heading_20_1" style:default-outline-level="">
      <style:text-properties fo:font-size="16pt" style:font-size-asian="16pt"/>
    </style:style>
    <style:style style:name="iBasis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1pt" fo:language="de" fo:country="CH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Beschluss" style:family="paragraph" style:parent-style-name="iBasis" style:default-outline-level="">
      <style:text-properties fo:font-weight="bold" style:font-weight-asian="bold"/>
    </style:style>
    <style:style style:name="Beschlusstext" style:family="paragraph" style:parent-style-name="iBasis" style:default-outline-level=""/>
    <style:style style:name="Schlagworte" style:family="paragraph" style:parent-style-name="iBasis" style:default-outline-level="">
      <style:text-properties fo:font-weight="bold" style:font-weight-asian="bold"/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standardschriftart" style:family="text"/>
    <style:style style:name="Stichwort" style:family="text">
      <style:text-properties fo:color="#0000ff"/>
    </style:style>
    <style:style style:name="page_20_number" style:display-name="page number" style:family="text" style:parent-style-name="Absatzstandardschriftart"/>
    <style:style style:name="Person" style:family="text">
      <style:text-properties fo:color="#008000"/>
    </style:style>
    <style:style style:name="Firma" style:family="text">
      <style:text-properties fo:color="#ff0000"/>
    </style:style>
    <style:style style:name="Betrag" style:family="text">
      <style:text-properties fo:color="#ff00ff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9846in" fo:margin-left="0.9846in" fo:margin-right="0.7874in" style:writing-mode="lr-tb" style:layout-grid-color="#c0c0c0" style:layout-grid-lines="254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898in" fo:margin-left="0in" fo:margin-right="0in" fo:margin-bottom="0.1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Protokoll Vorlage</dc:title>
    <meta:initial-creator>Maria Cuérel</meta:initial-creator>
    <dc:description>http://muster-vorlage.ch</dc:description>
    <meta:editing-cycles>8</meta:editing-cycles>
    <meta:print-date>2010-07-28T14:59:00</meta:print-date>
    <meta:creation-date>2018-02-25T20:47:00</meta:creation-date>
    <dc:date>2018-02-26T14:59:05.812610010</dc:date>
    <meta:editing-duration>PT16M56S</meta:editing-duration>
    <meta:generator>LibreOffice/5.4.5.1$Linux_X86_64 LibreOffice_project/40m0$Build-1</meta:generator>
    <meta:document-statistic meta:table-count="2" meta:image-count="0" meta:object-count="0" meta:page-count="2" meta:paragraph-count="76" meta:word-count="371" meta:character-count="2808" meta:non-whitespace-character-count="25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